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3.2272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true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Vide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n module</text:p>
          </table:table-cell>
          <table:table-cell office:value-type="string" calcext:value-type="string">
            <text:p>Test login module with following credentials,</text:p>
            <text:p/>
            <text:p>Email: abc</text:p>
            <text:p>Password: 123</text:p>
          </table:table-cell>
          <table:table-cell office:value-type="string" calcext:value-type="string">
            <text:p>Login Failed</text:p>
          </table:table-cell>
          <table:table-cell office:value-type="string" calcext:value-type="string">
            <text:p>Login Successful</text:p>
          </table:table-cell>
          <table:table-cell table:style-name="ce4" office:value-type="string" calcext:value-type="string">
            <text:p>Failed</text:p>
          </table:table-cell>
          <table:table-cell office:value-type="string" calcext:value-type="string">
            <text:p>Invalid email address</text:p>
          </table:table-cell>
          <table:table-cell office:value-type="string" calcext:value-type="string">
            <text:p><text:a xlink:href="https://www.google.com/url?sa=i&amp;url=https%3A%2F%2Funsplash.com%2Fs%2Fphotos%2Fpixel&amp;psig=AOvVaw2iUFAxSAyzRgdN5-A6Cdiu&amp;ust=1704000795086000&amp;source=images&amp;cd=vfe&amp;opi=89978449&amp;ved=0CBAQjRxqFwoTCLiP9eK3toMDFQAAAAAdAAAAABAD" xlink:type="simple">https://www.google.com/url?sa=i&amp;url=https%3A%2F%2Funsplash.com%2Fs%2Fphotos%2Fpixel&amp;psig=AOvVaw2iUFAxSAyzRgdN5-A6Cdiu&amp;ust=1704000795086000&amp;source=images&amp;cd=vfe&amp;opi=89978449&amp;ved=0CBAQjRxqFwoTCLiP9eK3toMDFQAAAAAdAAAAABAD</text:a></text:p>
          </table:table-cell>
          <table:table-cell table:style-name="ce2" office:value-type="string" calcext:value-type="string">
            <text:p><text:span text:style-name="T1"><text:a xlink:href="https://www.google.com/url?sa=i&amp;url=https%3A%2F%2Funsplash.com%2Fs%2Fphotos%2Fpixel&amp;psig=AOvVaw2iUFAxSAyzRgdN5-A6Cdiu&amp;ust=1704000795086000&amp;source=images&amp;cd=vfe&amp;opi=89978449&amp;ved=0CBAQjRxqFwoTCLiP9eK3toMDFQAAAAAdAAAAABAD" xlink:type="simple">https://www.google.com/url?sa=i&amp;url=https%3A%2F%2Funsplash.com%2Fs%2Fphotos%2Fpixel&amp;psig=AOvVaw2iUFAxSAyzRgdN5-A6Cdiu&amp;ust=1704000795086000&amp;source=images&amp;cd=vfe&amp;opi=89978449&amp;ved=0CBAQjRxqFwoTCLiP9eK3toMDFQAAAAAdAAAAABAD</text:a>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in module</text:p>
          </table:table-cell>
          <table:table-cell office:value-type="string" calcext:value-type="string">
            <text:p>Test login module with following credentials,  </text:p>
            <text:p/>
            <text:p>Email: <text:a xlink:href="mailto:sidul@gmail.com" xlink:type="simple">sidul@gmail.com</text:a></text:p>
            <text:p>Password: 123@#123</text:p>
          </table:table-cell>
          <table:table-cell table:number-columns-repeated="2" office:value-type="string" calcext:value-type="string">
            <text:p>Login Successul</text:p>
          </table:table-cell>
          <table:table-cell table:style-name="ce5" office:value-type="string" calcext:value-type="string">
            <text:p>Passed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gistration module</text:p>
          </table:table-cell>
          <table:table-cell office:value-type="string" calcext:value-type="string">
            <text:p>Test registration module with following credentials,</text:p>
            <text:p/>
            <text:p>Username: sidul</text:p>
            <text:p>Email: <text:a xlink:href="mailto:sidul@gmail.com" xlink:type="simple">sidul@gmail.com</text:a></text:p>
            <text:p>Password: 123@#$@</text:p>
          </table:table-cell>
          <table:table-cell table:number-columns-repeated="2" office:value-type="string" calcext:value-type="string">
            <text:p>Registration Successul</text:p>
          </table:table-cell>
          <table:table-cell table:style-name="ce5" office:value-type="string" calcext:value-type="string">
            <text:p>Passed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 module</text:p>
          </table:table-cell>
          <table:table-cell office:value-type="string" calcext:value-type="string">
            <text:p>Order an item from an e-commerce website</text:p>
          </table:table-cell>
          <table:table-cell office:value-type="string" calcext:value-type="string">
            <text:p>Product purchased successfully and remove product from cart.</text:p>
          </table:table-cell>
          <table:table-cell office:value-type="string" calcext:value-type="string">
            <text:p>Product purchased </text:p>
            <text:p>successfully but </text:p>
            <text:p>don’t remove product </text:p>
            <text:p>From cart.</text:p>
          </table:table-cell>
          <table:table-cell table:style-name="ce4" office:value-type="string" calcext:value-type="string">
            <text:p>Failed</text:p>
          </table:table-cell>
          <table:table-cell table:style-name="ce2" office:value-type="string" calcext:value-type="string">
            <text:p>Product isn’t remove from cart after successful order.</text:p>
          </table:table-cell>
          <table:table-cell office:value-type="string" calcext:value-type="string">
            <text:p><text:span text:style-name="T1"><text:a xlink:href="https://www.google.com/url?sa=i&amp;url=https%3A%2F%2Funsplash.com%2Fs%2Fphotos%2Fpixel&amp;psig=AOvVaw2iUFAxSAyzRgdN5-A6Cdiu&amp;ust=1704000795086000&amp;source=images&amp;cd=vfe&amp;opi=89978449&amp;ved=0CBAQjRxqFwoTCLiP9eK3toMDFQAAAAAdAAAAABAD" xlink:type="simple">https://www.google.com/url?sa=i&amp;url=https%3A%2F%2Funsplash.com%2Fs%2Fphotos%2Fpixel&amp;psig=AOvVaw2iUFAxSAyzRgdN5-A6Cdiu&amp;ust=1704000795086000&amp;source=images&amp;cd=vfe&amp;opi=89978449&amp;ved=0CBAQjRxqFwoTCLiP9eK3toMDFQAAAAAdAAAAABAD</text:a></text:span></text:p>
          </table:table-cell>
          <table:table-cell table:style-name="ce2" office:value-type="string" calcext:value-type="string">
            <text:p><text:span text:style-name="T1"><text:a xlink:href="https://www.google.com/url?sa=i&amp;url=https%3A%2F%2Funsplash.com%2Fs%2Fphotos%2Fpixel&amp;psig=AOvVaw2iUFAxSAyzRgdN5-A6Cdiu&amp;ust=1704000795086000&amp;source=images&amp;cd=vfe&amp;opi=89978449&amp;ved=0CBAQjRxqFwoTCLiP9eK3toMDFQAAAAAdAAAAABAD" xlink:type="simple">https://www.google.com/url?sa=i&amp;url=https%3A%2F%2Funsplash.com%2Fs%2Fphotos%2Fpixel&amp;psig=AOvVaw2iUFAxSAyzRgdN5-A6Cdiu&amp;ust=1704000795086000&amp;source=images&amp;cd=vfe&amp;opi=89978449&amp;ved=0CBAQjRxqFwoTCLiP9eK3toMDFQAAAAAdAAAAABAD</text:a></text:span>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ating module</text:p>
          </table:table-cell>
          <table:table-cell office:value-type="string" calcext:value-type="string">
            <text:p>Rating an product without login into the website.</text:p>
          </table:table-cell>
          <table:table-cell table:style-name="ce2" office:value-type="string" calcext:value-type="string">
            <text:p>Can’t rating </text:p>
            <text:p>The product </text:p>
            <text:p>Without login.</text:p>
          </table:table-cell>
          <table:table-cell office:value-type="string" calcext:value-type="string">
            <text:p><text:span text:style-name="T1">Can’t rating </text:span></text:p>
            <text:p><text:span text:style-name="T1">The product </text:span></text:p>
            <text:p><text:span text:style-name="T1">Without login.</text:span></text:p>
          </table:table-cell>
          <table:table-cell table:style-name="ce5" office:value-type="string" calcext:value-type="string">
            <text:p>Passed</text:p>
          </table:table-cell>
          <table:table-cell table:number-columns-repeated="3"/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11:29:45.202947607</meta:creation-date>
    <dc:date>2023-12-30T11:42:57.296521872</dc:date>
    <meta:editing-duration>PT2M11S</meta:editing-duration>
    <meta:editing-cycles>1</meta:editing-cycles>
    <meta:generator>LibreOffice/6.4.7.2$Linux_X86_64 LibreOffice_project/40$Build-2</meta:generator>
    <meta:document-statistic meta:table-count="1" meta:cell-count="45" meta:object-count="0"/>
  </office:meta>
</office:document-meta>
</file>